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fc71" officeooo:paragraph-rsid="000dfc71"/>
    </style:style>
    <style:style style:name="P2" style:family="paragraph" style:parent-style-name="Title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émarche P7 : Créez GrandPy, le papy-robot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30T14:56:35.333000000</meta:creation-date>
    <dc:date>2021-05-30T14:58:37.233000000</dc:date>
    <meta:editing-duration>PT2M3S</meta:editing-duration>
    <meta:editing-cycles>1</meta:editing-cycles>
    <meta:document-statistic meta:table-count="0" meta:image-count="0" meta:object-count="0" meta:page-count="1" meta:paragraph-count="1" meta:word-count="7" meta:character-count="43" meta:non-whitespace-character-count="37"/>
    <meta:generator>LibreOffice/7.1.3.2$Windows_X86_64 LibreOffice_project/47f78053abe362b9384784d31a6e56f8511eb1c1</meta:generator>
  </office:meta>
</office:document-meta>
</file>